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6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7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3760_1522826305"/><text:span text:style-name="T1">#1009</text:span><text:bookmark-end text:name="__RefHeading___Toc3760_1522826305"/></text:h>
        <text:p text:style-name="P3"/>
        <text:p text:style-name="P3"><text:span text:style-name="T1">Qual é a prova de que eu realmente sou um estudante da Palavra do Deus vivo? É que estou crescendo em justiça, fé e amor, em paz. </text:span><text:a xlink:type="simple" xlink:href="http://bibliaonline.com.br/acf/2tm/2/22" text:style-name="Internet_20_link" text:visited-style-name="Visited_20_Internet_20_Link"><text:span text:style-name="T1">2 Timóteo 2:22</text:span></text:a></text:p>
        <text:p text:style-name="P3"/>
        <text:h text:style-name="P1" text:outline-level="2"><text:bookmark-start text:name="__RefHeading___Toc3762_1522826305"/><text:a xlink:type="simple" xlink:href="http://bibliaonline.com.br/acf/ag/1" text:style-name="Internet_20_link" text:visited-style-name="Visited_20_Internet_20_Link"><text:span text:style-name="T1">AGEU 1</text:span></text:a><text:bookmark-end text:name="__RefHeading___Toc3762_1522826305"/></text:h>
        <text:p text:style-name="P3"/>
        <text:p text:style-name="P4">Nosso terceiro livro nesta mesma área... quando alguns Judeus voltaram a Jerusalém para estar onde o Senhor queria que todo o Israel estivesse. Em Esdras você leu sobre todas as coisas que aconteceram e também o que eles fizeram em seu trabalho. Este livro de Ageu nos fala das coisas que o Senhor viu nos corações dessas mesmas pessoas nessa mesma época. Interessante, não? Isso explica muitas coisas sobre nós quando olhamos sob a superfície de nossas circunstâncias para nosso estado de espírito. Apesar de terem começado a reconstruir o templo (não o muro), pouco depois eles se cansaram, e isso por causa da oposição, começando a trabalhar em suas próprias casas. Que Cristo possa ser a atração de nosso coração, e se assim for, não reduziremos a intensidade de nossa devoção a Ele.</text:p>
        <text:p text:style-name="P3"/>
        <text:p text:style-name="P3"><text:a xlink:type="simple" xlink:href="http://bibliaonline.com.br/acf/ag/1/1" text:style-name="Internet_20_link" text:visited-style-name="Visited_20_Internet_20_Link"><text:span text:style-name="T1">Ag 1:1</text:span></text:a><text:span text:style-name="T1"> Ageu foi o homem a quem o Senhor deu uma mensagem para entregar a Zorobabel (você se lembra dele nos dois livros anteriores?)</text:span></text:p>
        <text:p text:style-name="P3"/>
        <text:p text:style-name="P3"><text:a xlink:type="simple" xlink:href="http://bibliaonline.com.br/acf/ag/1/2" text:style-name="Internet_20_link" text:visited-style-name="Visited_20_Internet_20_Link"><text:span text:style-name="T1">Ag 1:2</text:span></text:a><text:span text:style-name="T1"> Quando o povo voltou à sua terra, o templo estava em ruínas, e eles passaram a trabalhar para reconstruí-lo. Mas depois de algum tempo tornaram-se descuidados, e o trabalho parou. Assim Deus levanta um profeta que insiste para que voltem ao trabalho, mas eles dizem que não é o momento certo.</text:span></text:p>
        <text:p text:style-name="P3"/>
        <text:p text:style-name="P3"><text:a xlink:type="simple" xlink:href="http://bibliaonline.com.br/acf/ag/1/4" text:style-name="Internet_20_link" text:visited-style-name="Visited_20_Internet_20_Link"><text:span text:style-name="T1">Ag 1:4</text:span></text:a><text:span text:style-name="T1"> O Senhor repara que o povo estava vivendo confortavelmente em suas casas forradas.</text:span></text:p>
        <text:p text:style-name="P3"/>
        <text:p text:style-name="P3"><text:a xlink:type="simple" xlink:href="http://bibliaonline.com.br/acf/ag/1/5" text:style-name="Internet_20_link" text:visited-style-name="Visited_20_Internet_20_Link"><text:span text:style-name="T1">Ag 1:5</text:span></text:a><text:span text:style-name="T1"> Aí estava a raiz do descuido deles.</text:span></text:p>
        <text:p text:style-name="P3"/>
        <text:p text:style-name="P3"><text:a xlink:type="simple" xlink:href="http://bibliaonline.com.br/acf/ag/1/6,7,11" text:style-name="Internet_20_link" text:visited-style-name="Visited_20_Internet_20_Link"><text:span text:style-name="T1">Ag 1:6, 9, 11</text:span></text:a><text:span text:style-name="T1"> O Senhor controla cada uma de suas circunstâncias. Se Ele não ajudar, não importa o quanto de energia nós usamos.</text:span></text:p>
        <text:p text:style-name="P3"><text:soft-page-break/></text:p>
        <text:p text:style-name="P3"><text:a xlink:type="simple" xlink:href="http://bibliaonline.com.br/acf/ag/1/13" text:style-name="Internet_20_link" text:visited-style-name="Visited_20_Internet_20_Link"><text:span text:style-name="T1">Ag 1:13</text:span></text:a><text:span text:style-name="T1"> Contraste. Podemos contar com o Senhor para abençoar quando Lhe obedecemos. Mas às vezes tentamos usar o Senhor como uma conveniência para nossos motivos egoístas, e então nos espantamos de estar tão pobres espiritualmente, e ficamos sem entender a Palavra do Senhor. O "mensageiro do Senhor" falou a "mensagem do Senhor". Use a Palavra de Deus quando falar às pessoas. Há poder nela. Se você olhar em Mateus </text:span><text:a xlink:type="simple" xlink:href="http://bibliaonline.com.br/acf/mt/1/12,16" text:style-name="Internet_20_link" text:visited-style-name="Visited_20_Internet_20_Link"><text:span text:style-name="T1">1:12 e 16</text:span></text:a><text:span text:style-name="T1">, verá quem é esse Zorobabel! Que milagre! Esse homem não sabia que sua fidelidade seria registrada o livro eterno de Deus. Tampouco ele sabia que seria o ancestral do Senhor Jesus como Homem neste mundo.</text:span></text:p>
        <text:p text:style-name="P3"/>
        <text:h text:style-name="P2" text:outline-level="2"><text:bookmark-start text:name="__RefHeading___Toc3764_1522826305"/>#1010<text:bookmark-end text:name="__RefHeading___Toc3764_1522826305"/></text:h>
        <text:p text:style-name="P3"/>
        <text:p text:style-name="P4">Você tem apenas uma oportunidade de fazer a Sua vontade; portanto dê a Jesus todos os seus dias. É a única vida que você entende que não tem mais do que uma vida.</text:p>
        <text:p text:style-name="P3"/>
        <text:h text:style-name="P1" text:outline-level="2"><text:bookmark-start text:name="__RefHeading___Toc3766_1522826305"/><text:a xlink:type="simple" xlink:href="http://bibliaonline.com.br/acf/ag/2/1-9" text:style-name="Internet_20_link" text:visited-style-name="Visited_20_Internet_20_Link"><text:span text:style-name="T1">AGEU 2, Vers. 1-9</text:span></text:a><text:bookmark-end text:name="__RefHeading___Toc3766_1522826305"/></text:h>
        <text:p text:style-name="P3"/>
        <text:p text:style-name="P3"><text:span text:style-name="T1">Ageu viveu por volta da mesma época da primeira metade do livro de Esdras. A diferença interessante é que Esdras fala dos adversários (</text:span><text:a xlink:type="simple" xlink:href="http://bibliaonline.com.br/acf/ed/4" text:style-name="Internet_20_link" text:visited-style-name="Visited_20_Internet_20_Link"><text:span text:style-name="T1">4o. capítulo</text:span></text:a><text:span text:style-name="T1">) mas não fala da condição do coração do povo; enquanto Ageu fala do estado de espírito do povo e não dos adversários. O Senhor permite as circunstâncias a fim de atrair nossas almas para mais perto dEle. Então nós entendemos.</text:span></text:p>
        <text:p text:style-name="P3"/>
        <text:p text:style-name="P3"><text:a xlink:type="simple" xlink:href="http://bibliaonline.com.br/acf/ag/2/3" text:style-name="Internet_20_link" text:visited-style-name="Visited_20_Internet_20_Link"><text:span text:style-name="T1">Ag 2:3</text:span></text:a><text:span text:style-name="T1"> O Senhor lhes faz recordar da glória da primeira casa; mas no </text:span><text:a xlink:type="simple" xlink:href="http://bibliaonline.com.br/acf/ag/2/7" text:style-name="Internet_20_link" text:visited-style-name="Visited_20_Internet_20_Link"><text:span text:style-name="T1">versículo 7</text:span></text:a><text:span text:style-name="T1">, Ele lhes fala da glória futura "desta casa".</text:span></text:p>
        <text:p text:style-name="P3"/>
        <text:p text:style-name="P3"><text:a xlink:type="simple" xlink:href="http://bibliaonline.com.br/acf/ag/2/4-5" text:style-name="Internet_20_link" text:visited-style-name="Visited_20_Internet_20_Link"><text:span text:style-name="T1">Ag 2:4-5</text:span></text:a><text:span text:style-name="T1"> Maravilhosas promessas. Ele lhes diz para serem fortes e, melhor ainda, lhes diz por que deviam ser fortes... "Sou convosco". Vale a pena abrir em Ef </text:span><text:a xlink:type="simple" xlink:href="http://bibliaonline.com.br/acf/ef/6/10" text:style-name="Internet_20_link" text:visited-style-name="Visited_20_Internet_20_Link"><text:span text:style-name="T1">6:10</text:span></text:a><text:span text:style-name="T1">.</text:span></text:p>
        <text:p text:style-name="P3"/>
        <text:p text:style-name="P3"><text:a xlink:type="simple" xlink:href="http://bibliaonline.com.br/acf/ag/2/6-9" text:style-name="Internet_20_link" text:visited-style-name="Visited_20_Internet_20_Link"><text:span text:style-name="T1">Ag 2:6-9</text:span></text:a><text:span text:style-name="T1"> Eles podiam olhar adiante e enxergar um grande futuro na Terra... mas nós olhamos para o céu! </text:span><text:a xlink:type="simple" xlink:href="http://bibliaonline.com.br/acf/fp/3/13,20" text:style-name="Internet_20_link" text:visited-style-name="Visited_20_Internet_20_Link"><text:span text:style-name="T1">Fp 3:13, 20</text:span></text:a><text:span text:style-name="T1">. Nesta primeira mensagem, o Senhor encoraja os líderes a olharem para o Senhor, não para as circunstâncias.</text:span></text:p>
        <text:p text:style-name="P3"/>
        <text:h text:style-name="P2" text:outline-level="2"><text:bookmark-start text:name="__RefHeading___Toc3874_1522826305"/><text:soft-page-break/>#1011<text:bookmark-end text:name="__RefHeading___Toc3874_1522826305"/></text:h>
        <text:p text:style-name="P3"/>
        <text:p text:style-name="P3"><text:span text:style-name="T1">Cada necessidade nossa nos traz o amoroso ministério do Senhor. Ele esteve com Maria em sua tristeza. Ele esteve com Simão em seu desespero. Ele esteve com Cléopas em suas dúvidas. João </text:span><text:a xlink:type="simple" xlink:href="http://bibliaonline.com.br/acf/jo/11/28" text:style-name="Internet_20_link" text:visited-style-name="Visited_20_Internet_20_Link"><text:span text:style-name="T1">11:28</text:span></text:a><text:span text:style-name="T1">, Lucas </text:span><text:a xlink:type="simple" xlink:href="http://bibliaonline.com.br/acf/lc/24/34" text:style-name="Internet_20_link" text:visited-style-name="Visited_20_Internet_20_Link"><text:span text:style-name="T1">24:34</text:span></text:a><text:span text:style-name="T1">, </text:span><text:a xlink:type="simple" xlink:href="http://bibliaonline.com.br/acf/lc/24/15" text:style-name="Internet_20_link" text:visited-style-name="Visited_20_Internet_20_Link"><text:span text:style-name="T1">24:15</text:span></text:a><text:span text:style-name="T1">.</text:span></text:p>
        <text:p text:style-name="P3"/>
        <text:h text:style-name="P1" text:outline-level="2"><text:bookmark-start text:name="__RefHeading___Toc3770_1522826305"/><text:a xlink:type="simple" xlink:href="http://bibliaonline.com.br/acf/ag/2/10-23" text:style-name="Internet_20_link" text:visited-style-name="Visited_20_Internet_20_Link"><text:span text:style-name="T1">AGEU 2, Vers. 10-23</text:span></text:a><text:bookmark-end text:name="__RefHeading___Toc3770_1522826305"/></text:h>
        <text:p text:style-name="P3"/>
        <text:p text:style-name="P3"><text:a xlink:type="simple" xlink:href="http://bibliaonline.com.br/acf/ag/2/10-17" text:style-name="Internet_20_link" text:visited-style-name="Visited_20_Internet_20_Link"><text:span text:style-name="T1">Ag 2:10-17</text:span></text:a><text:span text:style-name="T1"> Deus explica por que eles não foram bem sucedidos em seu trabalho. Estavam em uma má condição espiritual. Uma mensagem que vale para nós. Precisamos estar pedindo sempre a Deus por uma consciência maleável. Quando nos tornamos descuidados, perdemos nossa habilidade de entender as coisas espirituais, e vagamos cada vez mais longe. Quando temos uma consciência maleável, Deus permite que vejamos algumas das coisas que estamos descuidando em nossa vida. Se as confessamos e deixamos, então começamos a aprender um pouco mais. Crescemos espiritualmente passo a passo.</text:span></text:p>
        <text:p text:style-name="P3"/>
        <text:p text:style-name="P3"><text:a xlink:type="simple" xlink:href="http://bibliaonline.com.br/acf/ag/2/12-13" text:style-name="Internet_20_link" text:visited-style-name="Visited_20_Internet_20_Link"><text:span text:style-name="T1">Ag 2:12-13</text:span></text:a><text:span text:style-name="T1"> Não nos limpamos por estarmos associados àquilo que é limpo, mas somos turvados (contaminados) pela associação com o que é impuro. É bom nos lembrarmos disso.</text:span></text:p>
        <text:p text:style-name="P3"/>
        <text:p text:style-name="P3"><text:a xlink:type="simple" xlink:href="http://bibliaonline.com.br/acf/ag/2/1-19" text:style-name="Internet_20_link" text:visited-style-name="Visited_20_Internet_20_Link"><text:span text:style-name="T1">Ag 2:1-19</text:span></text:a><text:span text:style-name="T1"> Se existir um coração puro para com Deus, Ele nos abençoará em nossas almas.</text:span></text:p>
        <text:p text:style-name="P3"/>
        <text:p text:style-name="P3"><text:a xlink:type="simple" xlink:href="http://bibliaonline.com.br/acf/ag/2/20-23" text:style-name="Internet_20_link" text:visited-style-name="Visited_20_Internet_20_Link"><text:span text:style-name="T1">Ag 2:20-23</text:span></text:a><text:span text:style-name="T1"> Não devemos tentar endireitar o mundo. Reverentemente falando, se Deus não endireitou o mundo, tampouco podemos fazê-lo. Aqui vemos o futuro... o juízo está chegando.</text:span></text:p>
        <text:p text:style-name="P3"/>
        <text:p text:style-name="P3"><text:a xlink:type="simple" xlink:href="http://bibliaonline.com.br/acf/ag/2/23" text:style-name="Internet_20_link" text:visited-style-name="Visited_20_Internet_20_Link"><text:span text:style-name="T1">Ag 2:23</text:span></text:a><text:span text:style-name="T1"> Zorobabel se torna uma figura de Cristo. Ele era a garantia (promessa) de que Cristo viria. "Far-te-ei como um anel de selar"; compare isto com o selo de Jeremias </text:span><text:a xlink:type="simple" xlink:href="http://bibliaonline.com.br/acf/jr/22/24" text:style-name="Internet_20_link" text:visited-style-name="Visited_20_Internet_20_Link"><text:span text:style-name="T1">22:24</text:span></text:a><text:span text:style-name="T1">.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6:42.611737816</dc:date>
    <meta:creation-date>2018-06-11T22:51:04.642681485</meta:creation-date>
    <meta:generator>LibreOffice/6.0.7.3$Linux_X86_64 LibreOffice_project/00m0$Build-3</meta:generator>
    <meta:editing-duration>PT1M41S</meta:editing-duration>
    <meta:editing-cycles>1</meta:editing-cycles>
    <meta:document-statistic meta:table-count="0" meta:image-count="0" meta:object-count="0" meta:page-count="3" meta:paragraph-count="25" meta:word-count="829" meta:character-count="4752" meta:non-whitespace-character-count="3948"/>
  </office:meta>
</office:document-meta>
</file>